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Nodes" style:family="table">
      <style:table-properties style:width="25.7cm" table:align="margins"/>
    </style:style>
    <style:style style:name="Nodes.A" style:family="table-column">
      <style:table-column-properties style:column-width="2.593cm" style:rel-column-width="6611*"/>
    </style:style>
    <style:style style:name="Nodes.B" style:family="table-column">
      <style:table-column-properties style:column-width="4.748cm" style:rel-column-width="12108*"/>
    </style:style>
    <style:style style:name="Nodes.C" style:family="table-column">
      <style:table-column-properties style:column-width="1.152cm" style:rel-column-width="2937*"/>
    </style:style>
    <style:style style:name="Nodes.D" style:family="table-column">
      <style:table-column-properties style:column-width="2.302cm" style:rel-column-width="5869*"/>
    </style:style>
    <style:style style:name="Nodes.E" style:family="table-column">
      <style:table-column-properties style:column-width="5.398cm" style:rel-column-width="13763*"/>
    </style:style>
    <style:style style:name="Nodes.F" style:family="table-column">
      <style:table-column-properties style:column-width="5.106cm" style:rel-column-width="13021*"/>
    </style:style>
    <style:style style:name="Nodes.G" style:family="table-column">
      <style:table-column-properties style:column-width="4.403cm" style:rel-column-width="11226*"/>
    </style:style>
    <style:style style:name="Nodes.A1" style:family="table-cell">
      <style:table-cell-properties fo:padding="0.097cm" fo:border-left="0.05pt solid #000000" fo:border-right="none" fo:border-top="0.05pt solid #000000" fo:border-bottom="0.05pt solid #000000"/>
    </style:style>
    <style:style style:name="Nodes.G1" style:family="table-cell">
      <style:table-cell-properties fo:padding="0.097cm" fo:border="0.05pt solid #000000"/>
    </style:style>
    <style:style style:name="Nodes.A2" style:family="table-cell">
      <style:table-cell-properties fo:padding="0.097cm" fo:border-left="0.05pt solid #000000" fo:border-right="none" fo:border-top="none" fo:border-bottom="0.05pt solid #000000"/>
    </style:style>
    <style:style style:name="Nodes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8pt" fo:font-weight="bold" officeooo:rsid="0018578c" officeooo:paragraph-rsid="0018578c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officeooo:rsid="0019d995" officeooo:paragraph-rsid="0019d995" style:font-size-asian="8pt" style:font-weight-asian="bold" style:font-size-complex="8pt" style:font-weight-complex="bold"/>
    </style:style>
    <style:style style:name="P3" style:family="paragraph" style:parent-style-name="Table_20_Contents">
      <style:text-properties fo:font-size="10pt" officeooo:rsid="0019d995" officeooo:paragraph-rsid="0019d995" style:font-size-asian="10pt" style:font-size-complex="10pt"/>
    </style:style>
    <style:style style:name="P4" style:family="paragraph" style:parent-style-name="Table_20_Contents">
      <style:text-properties fo:font-size="10pt" officeooo:rsid="001ab801" officeooo:paragraph-rsid="001ab801" style:font-size-asian="10pt" style:font-size-complex="10pt"/>
    </style:style>
    <style:style style:name="P5" style:family="paragraph" style:parent-style-name="Table_20_Contents">
      <style:text-properties fo:font-size="10pt" fo:font-weight="bold" officeooo:rsid="0019d995" officeooo:paragraph-rsid="0019d995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9d995" officeooo:paragraph-rsid="0019d995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ab801" officeooo:paragraph-rsid="001ab801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odes" table:style-name="Nodes">
        <table:table-column table:style-name="Nodes.A"/>
        <table:table-column table:style-name="Nodes.B"/>
        <table:table-column table:style-name="Nodes.C"/>
        <table:table-column table:style-name="Nodes.D"/>
        <table:table-column table:style-name="Nodes.E"/>
        <table:table-column table:style-name="Nodes.F"/>
        <table:table-column table:style-name="Nodes.G"/>
        <table:table-row>
          <table:table-cell table:style-name="Nodes.A1" office:value-type="string">
            <text:p text:style-name="P1">CODE</text:p>
          </table:table-cell>
          <table:table-cell table:style-name="Nodes.A1" office:value-type="string">
            <text:p text:style-name="P1">TITLE</text:p>
          </table:table-cell>
          <table:table-cell table:style-name="Nodes.A1" office:value-type="string">
            <text:p text:style-name="P1">TERM</text:p>
          </table:table-cell>
          <table:table-cell table:style-name="Nodes.A1" office:value-type="string">
            <text:p text:style-name="P1">FINAL DESTINATION</text:p>
          </table:table-cell>
          <table:table-cell table:style-name="Nodes.A1" office:value-type="string">
            <text:p text:style-name="P1">DESCRIPTION</text:p>
          </table:table-cell>
          <table:table-cell table:style-name="Nodes.A1" office:value-type="string">
            <text:p text:style-name="P1">NOTES FOR USE</text:p>
          </table:table-cell>
          <table:table-cell table:style-name="Nodes.G1" office:value-type="string">
            <text:p text:style-name="P2">NOTES FOR EXCLUSION</text:p>
          </table:table-cell>
        </table:table-row>
        <table:table-row>
          <table:table-cell table:style-name="Nodes.A2" office:value-type="string">
            <text:p text:style-name="P5">[a.code;block=table:table-row]</text:p>
          </table:table-cell>
          <table:table-cell table:style-name="Nodes.A2" office:value-type="string">
            <text:p text:style-name="P3">[a.title]</text:p>
          </table:table-cell>
          <table:table-cell table:style-name="Nodes.A2" office:value-type="string">
            <text:p text:style-name="P6">[a.term]</text:p>
          </table:table-cell>
          <table:table-cell table:style-name="Nodes.A2" office:value-type="string">
            <text:p text:style-name="P7">[a.finalDestination]</text:p>
          </table:table-cell>
          <table:table-cell table:style-name="Nodes.A2" office:value-type="string">
            <text:p text:style-name="P4">[a.description]</text:p>
          </table:table-cell>
          <table:table-cell table:style-name="Nodes.A2" office:value-type="string">
            <text:p text:style-name="P4">[a.notesForUse]</text:p>
          </table:table-cell>
          <table:table-cell table:style-name="Nodes.G2" office:value-type="string">
            <text:p text:style-name="P4">[a.notesForExclusion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5:09:24.079908702</meta:creation-date>
    <meta:generator>LibreOffice/5.0.3.2$Linux_X86_64 LibreOffice_project/00m0$Build-2</meta:generator>
    <dc:date>2017-12-22T09:46:58.664974249</dc:date>
    <meta:editing-duration>PT54M55S</meta:editing-duration>
    <meta:editing-cycles>3</meta:editing-cycles>
    <meta:document-statistic meta:table-count="1" meta:image-count="0" meta:object-count="0" meta:page-count="1" meta:paragraph-count="14" meta:word-count="19" meta:character-count="191" meta:non-whitespace-character-count="186"/>
  </office:meta>
</office:document-meta>
</file>